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7.197cm"/>
    </style:style>
    <style:style style:name="co3" style:family="table-column">
      <style:table-column-properties fo:break-before="auto" style:column-width="1.905cm"/>
    </style:style>
    <style:style style:name="co4" style:family="table-column">
      <style:table-column-properties fo:break-before="auto" style:column-width="6.588cm"/>
    </style:style>
    <style:style style:name="co5" style:family="table-column">
      <style:table-column-properties fo:break-before="auto" style:column-width="6.465cm"/>
    </style:style>
    <style:style style:name="co6" style:family="table-column">
      <style:table-column-properties fo:break-before="auto" style:column-width="2.196cm"/>
    </style:style>
    <style:style style:name="co7" style:family="table-column">
      <style:table-column-properties fo:break-before="auto" style:column-width="3.149cm"/>
    </style:style>
    <style:style style:name="co8" style:family="table-column">
      <style:table-column-properties fo:break-before="auto" style:column-width="1.535cm"/>
    </style:style>
    <style:style style:name="co9" style:family="table-column">
      <style:table-column-properties fo:break-before="auto" style:column-width="1.958cm"/>
    </style:style>
    <style:style style:name="co10" style:family="table-column">
      <style:table-column-properties fo:break-before="auto" style:column-width="3.519cm"/>
    </style:style>
    <style:style style:name="co11" style:family="table-column">
      <style:table-column-properties fo:break-before="auto" style:column-width="3.36cm"/>
    </style:style>
    <style:style style:name="co12" style:family="table-column">
      <style:table-column-properties fo:break-before="auto" style:column-width="4.419cm"/>
    </style:style>
    <style:style style:name="co13" style:family="table-column">
      <style:table-column-properties fo:break-before="auto" style:column-width="2.752cm"/>
    </style:style>
    <style:style style:name="co14" style:family="table-column">
      <style:table-column-properties fo:break-before="auto" style:column-width="3.784cm"/>
    </style:style>
    <style:style style:name="co15" style:family="table-column">
      <style:table-column-properties fo:break-before="auto" style:column-width="4.075cm"/>
    </style:style>
    <style:style style:name="co16" style:family="table-column">
      <style:table-column-properties fo:break-before="auto" style:column-width="6.324cm"/>
    </style:style>
    <style:style style:name="co17" style:family="table-column">
      <style:table-column-properties fo:break-before="auto" style:column-width="5.424cm"/>
    </style:style>
    <style:style style:name="co18" style:family="table-column">
      <style:table-column-properties fo:break-before="auto" style:column-width="6.271cm"/>
    </style:style>
    <style:style style:name="co19" style:family="table-column">
      <style:table-column-properties fo:break-before="auto" style:column-width="3.704cm"/>
    </style:style>
    <style:style style:name="ro1" style:family="table-row">
      <style:table-row-properties style:row-height="0.529cm" fo:break-before="auto" style:use-optimal-row-height="false"/>
    </style:style>
    <style:style style:name="ro2" style:family="table-row">
      <style:table-row-properties style:row-height="3.732cm" fo:break-before="auto" style:use-optimal-row-height="false"/>
    </style:style>
    <style:style style:name="ro3" style:family="table-row">
      <style:table-row-properties style:row-height="3.369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5.369cm" fo:break-before="auto" style:use-optimal-row-height="false"/>
    </style:style>
    <style:style style:name="ro6" style:family="table-row">
      <style:table-row-properties style:row-height="3.228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2.143cm" fo:break-before="auto" style:use-optimal-row-height="false"/>
    </style:style>
    <style:style style:name="ro9" style:family="table-row">
      <style:table-row-properties style:row-height="4.286cm" fo:break-before="auto" style:use-optimal-row-height="false"/>
    </style:style>
    <style:style style:name="ro10" style:family="table-row">
      <style:table-row-properties style:row-height="4.84cm" fo:break-before="auto" style:use-optimal-row-height="false"/>
    </style:style>
    <style:style style:name="ro11" style:family="table-row">
      <style:table-row-properties style:row-height="12.912cm" fo:break-before="auto" style:use-optimal-row-height="false"/>
    </style:style>
    <style:style style:name="ro12" style:family="table-row">
      <style:table-row-properties style:row-height="6.456cm" fo:break-before="auto" style:use-optimal-row-height="false"/>
    </style:style>
    <style:style style:name="ro13" style:family="table-row">
      <style:table-row-properties style:row-height="3.757cm" fo:break-before="auto" style:use-optimal-row-height="false"/>
    </style:style>
    <style:style style:name="ro14" style:family="table-row">
      <style:table-row-properties style:row-height="2.422cm" fo:break-before="auto" style:use-optimal-row-height="true"/>
    </style:style>
    <style:style style:name="ro15" style:family="table-row">
      <style:table-row-properties style:row-height="3.29cm" fo:break-before="auto" style:use-optimal-row-height="false"/>
    </style:style>
    <style:style style:name="ro16" style:family="table-row">
      <style:table-row-properties style:row-height="5.898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10.162cm" fo:break-before="auto" style:use-optimal-row-height="true"/>
    </style:style>
    <style:style style:name="ro19" style:family="table-row">
      <style:table-row-properties style:row-height="3.844cm" fo:break-before="auto" style:use-optimal-row-height="true"/>
    </style:style>
    <style:style style:name="ro20" style:family="table-row">
      <style:table-row-properties style:row-height="1.473cm" fo:break-before="auto" style:use-optimal-row-height="true"/>
    </style:style>
    <style:style style:name="ro21" style:family="table-row">
      <style:table-row-properties style:row-height="5.265cm" fo:break-before="auto" style:use-optimal-row-height="true"/>
    </style:style>
    <style:style style:name="ro22" style:family="table-row">
      <style:table-row-properties style:row-height="2.895cm" fo:break-before="auto" style:use-optimal-row-height="true"/>
    </style:style>
    <style:style style:name="ro23" style:family="table-row">
      <style:table-row-properties style:row-height="1cm" fo:break-before="auto" style:use-optimal-row-height="true"/>
    </style:style>
    <style:style style:name="ro24" style:family="table-row">
      <style:table-row-properties style:row-height="3.307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2.027cm" fo:break-before="auto" style:use-optimal-row-height="true"/>
    </style:style>
    <style:style style:name="ro27" style:family="table-row">
      <style:table-row-properties style:row-height="1.236cm" fo:break-before="auto" style:use-optimal-row-height="true"/>
    </style:style>
    <style:style style:name="ro28" style:family="table-row">
      <style:table-row-properties style:row-height="0.487cm" fo:break-before="auto" style:use-optimal-row-height="true"/>
    </style:style>
    <style:style style:name="ro29" style:family="table-row">
      <style:table-row-properties style:row-height="1.032cm" fo:break-before="auto" style:use-optimal-row-height="false"/>
    </style:style>
    <style:style style:name="ro30" style:family="table-row">
      <style:table-row-properties style:row-height="4.604cm" fo:break-before="auto" style:use-optimal-row-height="false"/>
    </style:style>
    <style:style style:name="ro31" style:family="table-row">
      <style:table-row-properties style:row-height="4.075cm" fo:break-before="auto" style:use-optimal-row-height="false"/>
    </style:style>
    <style:style style:name="ro32" style:family="table-row">
      <style:table-row-properties style:row-height="6.138cm" fo:break-before="auto" style:use-optimal-row-height="false"/>
    </style:style>
    <style:style style:name="ro33" style:family="table-row">
      <style:table-row-properties style:row-height="6.639cm" fo:break-before="auto" style:use-optimal-row-height="false"/>
    </style:style>
    <style:style style:name="ro34" style:family="table-row">
      <style:table-row-properties style:row-height="0.452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13" style:family="table-cell" style:parent-style-name="Default">
      <style:table-cell-properties fo:border-bottom="0.06pt solid #f2f2f2" style:text-align-source="fix" style:repeat-content="false" fo:background-color="transparent"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3" style:family="table-cell" style:parent-style-name="Default">
      <style:table-cell-properties fo:wrap-option="wrap" style:vertical-align="middle"/>
    </style:style>
    <style:style style:name="ce7"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22"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6"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1pt" fo:font-style="normal" fo:font-weight="normal" style:font-name-asian="Segoe UI" style:font-size-asian="11pt" style:font-name-complex="Noto Sans Arabic" style:font-size-complex="11pt"/>
    </style:style>
    <style:style style:name="ce2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33" style:family="table-cell" style:parent-style-name="Default" style:data-style-name="N1">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15" style:family="table-cell" style:parent-style-name="Default" style:data-style-name="N1">
      <style:table-cell-properties fo:border-bottom="0.06pt solid #f2f2f2" style:text-align-source="fix" style:repeat-content="false" fo:background-color="transparent"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36" style:family="table-cell" style:parent-style-name="Default" style:data-style-name="N1">
      <style:table-cell-properties fo:background-color="transparent" fo:wrap-option="wrap" style:vertical-align="middle"/>
      <style:paragraph-properties style:writing-mode="page"/>
      <style:text-properties fo:color="#000000" style:font-name="Aptos Narrow" fo:font-size="11pt" fo:font-style="normal" fo:font-weight="bold" style:font-name-asian="Aptos Narrow" style:font-size-asian="11pt" style:font-name-complex="Aptos Narrow" style:font-size-complex="11pt"/>
    </style:style>
    <style:style style:name="ce38" style:family="table-cell" style:parent-style-name="Default">
      <style:table-cell-properties fo:border-bottom="0.06pt solid #f2f2f2" fo:background-color="#dae9f8" style:text-align-source="fix" style:repeat-content="false" fo:wrap-option="wrap" fo:border-left="none"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0" style:family="table-cell" style:parent-style-name="Default">
      <style:table-cell-properties fo:background-color="transparent" fo:wrap-option="wrap" style:vertical-align="middle"/>
      <style:paragraph-properties style:writing-mode="page"/>
      <style:text-properties fo:color="#242424" style:font-name="Aptos Narrow" fo:font-size="11pt" fo:font-style="normal" fo:font-weight="normal" style:font-name-asian="Aptos Narrow" style:font-size-asian="11pt" style:font-name-complex="Aptos Narrow" style:font-size-complex="11pt"/>
    </style:style>
    <style:style style:name="ce4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6" style:family="table-cell" style:parent-style-name="Default">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8"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5"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ato" fo:font-size="11pt" fo:font-style="normal" fo:font-weight="normal" style:font-name-asian="Calibri" style:font-size-asian="11pt" style:font-name-complex="Calibri" style:font-size-complex="11pt"/>
    </style:style>
    <style:style style:name="ce53" style:family="table-cell" style:parent-style-name="Default">
      <style:table-cell-properties fo:border-bottom="0.06pt solid #f2f2f2" fo:background-color="#dae9f8" style:text-align-source="fix" style:repeat-content="false"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order-bottom="0.06pt solid #f2f2f2" style:text-align-source="fix" style:repeat-content="false" fo:background-color="transparent"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56" style:family="table-cell" style:parent-style-name="Default">
      <style:table-cell-properties fo:border-bottom="0.06pt solid #f2f2f2" fo:background-color="#dae9f8" style:text-align-source="fix" style:repeat-content="false" fo:wrap-option="wrap" fo:border-left="none" fo:border-right="0.06pt solid #f2f2f2"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9"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5"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8"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2" style:family="table-cell" style:parent-style-name="Default">
      <style:table-cell-properties fo:background-color="#dae9f8" style:text-align-source="fix" style:repeat-content="false" fo:wrap-option="wrap" fo:border="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0"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6" style:family="table-cell" style:parent-style-name="Default">
      <style:table-cell-properties fo:background-color="transparent" fo:wrap-option="wrap" fo:border="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9"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30" style:family="table-cell" style:parent-style-name="Default">
      <style:table-cell-properties fo:border-bottom="0.06pt solid #a6a6a6" fo:background-color="#dae9f8" fo:wrap-option="wrap" fo:border-left="none" fo:border-right="none" fo:border-top="none"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31" style:family="table-cell" style:parent-style-name="Default">
      <style:table-cell-properties fo:background-color="transparent" fo:wrap-option="wrap"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T1" style:family="text">
      <style:text-properties fo:color="#000000" fo:font-size="8pt" style:text-underline-style="none" style:text-underline-color="font-color"/>
    </style:style>
    <style:style style:name="T2" style:family="text">
      <style:text-properties fo:color="#000000" fo:font-size="11pt" style:text-underline-style="none" style:text-underline-color="font-color"/>
    </style:style>
    <style:style style:name="T3" style:family="text">
      <style:text-properties fo:color="#000000" fo:font-size="11pt" fo:font-weight="bold" style:text-underline-style="none" style:text-underline-color="font-color"/>
    </style:style>
    <style:style style:name="T4" style:family="text">
      <style:text-properties fo:color="#000000" fo:font-size="11pt" style:text-underline-style="none" style:text-underline-color="font-color" fo:font-weight="normal" fo:font-style="normal"/>
    </style:style>
    <style:style style:name="T5" style:family="text">
      <style:text-properties fo:color="#000000" fo:font-size="11pt" style:text-underline-style="none" style:text-underline-color="font-color" fo:font-weight="bold" fo:font-style="normal"/>
    </style:style>
    <style:style style:name="T6" style:family="text">
      <style:text-properties fo:color="#000000" fo:font-size="11pt" fo:font-weight="bold" style:text-underline-style="none" style:text-underline-color="font-color" fo:font-style="normal"/>
    </style:style>
    <style:style style:name="T7" style:family="text">
      <style:text-properties fo:language="es" fo:country="MX"/>
    </style:style>
    <style:style style:name="T8" style:family="text">
      <style:text-properties fo:color="#000000" fo:font-size="11pt" style:text-underline-style="none"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fo:font-size="11pt" style:text-underline-style="none" style:text-underline-color="font-color" fo:language="es" fo:country="MX"/>
    </style:style>
    <style:style style:name="T11" style:family="text">
      <style:text-properties fo:color="#000000" fo:font-size="11pt" fo:font-weight="bold" style:text-underline-style="none" style:text-underline-color="font-color" fo:font-style="normal" fo:language="es" fo:country="MX"/>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14"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style:font-size-asian="10pt" style:font-size-complex="10pt" fo:font-weight="bold" style:font-weight-asian="bold" style:font-weight-complex="bold"/>
    </style:style>
    <style:style style:name="T17" style:family="text">
      <style:text-properties fo:color="#000000" fo:font-size="10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8" style:family="text">
      <style:text-properties fo:color="#000000" fo:font-size="10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242424" fo:font-size="11pt" style:text-underline-style="none" style:text-underline-color="font-color"/>
    </style:style>
    <style:style style:name="T20" style:family="text">
      <style:text-properties fo:font-size="10pt" fo:font-weight="bold" style:font-size-asian="10pt" style:font-size-complex="10pt" style:font-weight-asian="bold" style:font-weight-complex="bold"/>
    </style:style>
    <style:style style:name="T21" style:family="text">
      <style:text-properties fo:color="#000000" fo:font-size="11pt" style:text-underline-style="none" style:text-underline-color="font-color" style:font-size-asian="10pt" style:font-size-complex="10pt"/>
    </style:style>
    <style:style style:name="T22"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Segoe UI" style:font-name-complex="Noto Sans Arabic"/>
    </style:style>
    <style:style style:name="T24"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Segoe UI" style:font-name-complex="Noto Sans Arabic"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fo:font-size="11pt" style:text-underline-style="none" style:text-underline-color="font-color" fo:font-weight="normal" fo:font-style="italic"/>
    </style:style>
  </office:automatic-styles>
  <office:body>
    <office:spreadsheet>
      <table:table table:name="Tiempo"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6" table:default-cell-style-name="Default"/>
        <table:table-column table:style-name="co9" table:default-cell-style-name="Default"/>
        <table:table-row table:style-name="ro1">
          <table:table-cell table:style-name="ce1" office:value-type="string" calcext:value-type="string">
            <text:p><text:span text:style-name="T1">Orden</text:span></text:p>
          </table:table-cell>
          <table:table-cell table:style-name="ce7" office:value-type="string" calcext:value-type="string">
            <text:p><text:span text:style-name="T2">Evento</text:span></text:p>
          </table:table-cell>
          <table:table-cell table:style-name="ce33" office:value-type="string" calcext:value-type="string">
            <text:p>Fecha</text:p>
          </table:table-cell>
          <table:table-cell table:style-name="ce38" office:value-type="string" calcext:value-type="string">
            <text:p><text:span text:style-name="T2">Observación</text:span></text:p>
          </table:table-cell>
          <table:table-cell table:style-name="ce46" office:value-type="string" calcext:value-type="string">
            <text:p><text:span text:style-name="T2">Contexto</text:span></text:p>
          </table:table-cell>
          <table:table-cell table:style-name="ce53" office:value-type="string" calcext:value-type="string">
            <text:p><text:span text:style-name="T2">Grupo</text:span></text:p>
          </table:table-cell>
          <table:table-cell table:style-name="ce56" office:value-type="string" calcext:value-type="string">
            <text:p><text:span text:style-name="T2">Dudas</text:span></text:p>
          </table:table-cell>
          <table:table-cell table:style-name="ce12" table:number-columns-repeated="7"/>
          <table:table-cell table:number-columns-repeated="16370"/>
        </table:table-row>
        <table:table-row table:style-name="ro2">
          <table:table-cell table:style-name="ce13" office:value-type="float" office:value="1" calcext:value-type="float">
            <text:p>1</text:p>
          </table:table-cell>
          <table:table-cell table:style-name="ce14" office:value-type="string" calcext:value-type="string">
            <text:p><text:span text:style-name="T3">Heródoto</text:span><text:span text:style-name="T4">:  </text:span></text:p>
            <text:p>Monarquía: gobierno de uno solo.  </text:p>
            <text:p>Aristocracia: gobierno de algunos.  </text:p>
            <text:p>Democracia: gobierno de todos. </text:p>
          </table:table-cell>
          <table:table-cell table:style-name="ce15"/>
          <table:table-cell table:style-name="ce16"/>
          <table:table-cell table:style-name="ce17"/>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3">
          <table:table-cell table:style-name="ce13" office:value-type="float" office:value="2" calcext:value-type="float">
            <text:p>2</text:p>
          </table:table-cell>
          <table:table-cell table:style-name="ce14" office:value-type="string" calcext:value-type="string">
            <text:p><text:span text:style-name="T3">Thomas Hobbes</text:span><text:span text:style-name="T4">:  </text:span></text:p>
            <text:p>El monopolio del poder político garantiza la supervivencia de la comunidad, ya que cualquier división del poder pone en debilidad al Estado. No acepta la existencia de partidos. El hombre es el lobo del hombre.  </text:p>
          </table:table-cell>
          <table:table-cell table:style-name="ce15" office:value-type="string" calcext:value-type="string">
            <text:p>1651 </text:p>
          </table:table-cell>
          <table:table-cell table:style-name="ce21" office:value-type="string" calcext:value-type="string">
            <text:p><text:span text:style-name="T3">Thomas Hobbes</text:span><text:span text:style-name="T4"> pública el Leviatán </text:span></text:p>
          </table:table-cell>
          <table:table-cell table:style-name="ce17" office:value-type="string" calcext:value-type="string">
            <text:p><text:span text:style-name="T2">1632 Galileo pública que la tierra gira alrededor del sol.  </text:span></text:p>
          </table:table-cell>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4">
          <table:table-cell table:style-name="ce13" office:value-type="float" office:value="3" calcext:value-type="float">
            <text:p>3</text:p>
          </table:table-cell>
          <table:table-cell table:style-name="ce22" office:value-type="string" calcext:value-type="string">
            <text:p><text:span text:style-name="T2">De Corpore (</text:span><text:span text:style-name="T5">Thomas Hobbes</text:span><text:span text:style-name="T2">):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table:style-name="ce15" office:value-type="string" calcext:value-type="string">
            <text:p>1655 </text:p>
          </table:table-cell>
          <table:table-cell table:style-name="ce16" office:value-type="string" calcext:value-type="string">
            <text:p><text:span text:style-name="T2"> </text:span></text:p>
          </table:table-cell>
          <table:table-cell table:style-name="ce17" office:value-type="string" calcext:value-type="string">
            <text:p><text:span text:style-name="T2"> </text:span></text:p>
          </table:table-cell>
          <table:table-cell table:style-name="ce18" office:value-type="string" calcext:value-type="string">
            <text:p><text:span text:style-name="T2">Razón</text:span></text:p>
          </table:table-cell>
          <table:table-cell table:style-name="ce19"/>
          <table:table-cell table:style-name="ce20" table:number-columns-repeated="7"/>
          <table:table-cell table:number-columns-repeated="16370"/>
        </table:table-row>
        <table:table-row table:style-name="ro1">
          <table:table-cell table:style-name="ce13" office:value-type="float" office:value="4" calcext:value-type="float">
            <text:p>4</text:p>
          </table:table-cell>
          <table:table-cell table:style-name="ce22" office:value-type="string" calcext:value-type="string">
            <text:p><text:span text:style-name="T2"> </text:span></text:p>
          </table:table-cell>
          <table:table-cell table:style-name="ce15" office:value-type="string" calcext:value-type="string">
            <text:p>1689 </text:p>
          </table:table-cell>
          <table:table-cell table:style-name="ce40" office:value-type="string" calcext:value-type="string">
            <text:p><text:span text:style-name="T19">(1684-1685) Leyes de Newton.  </text:span></text:p>
          </table:table-cell>
          <table:table-cell table:style-name="ce17" office:value-type="string" calcext:value-type="string">
            <text:p><text:span text:style-name="T2">Revolución de Inglaterra </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5" calcext:value-type="float">
            <text:p>5</text:p>
          </table:table-cell>
          <table:table-cell table:style-name="ce22" office:value-type="string" calcext:value-type="string">
            <text:p><text:span text:style-name="T6">John Locke </text:span><text:span text:style-name="T2">pública los tratados sobre : </text:span></text:p>
            <text:p>Refutación del gobierno por derecho divino </text:p>
            <text:p>Oposición al Leviatán de Thomas Hobbes  (ensayo sobre el entendimiento humano) </text:p>
            <text:p>- Defendía el tratado social en el que se concedía la soberanía al estado. Se le considera el padre del liberalismo moderno. Sus ideas se consideran base de la constitución de EUA y de Francia.  </text:p>
          </table:table-cell>
          <table:table-cell table:style-name="ce15" office:value-type="float" office:value="1690" calcext:value-type="float">
            <text:p>1690</text:p>
          </table:table-cell>
          <table:table-cell table:style-name="ce16" office:value-type="string" calcext:value-type="string">
            <text:p>John Locke: Derecho a la vida, a la libertad y a la propiedad; son inalienables. En el estado el poder supremo es el legislativo; el poder ejecutivo y judicial están unidos. Aboga por una educación apta para formar un “gentleman” capaz de ser útil a sí mismo y a su patria </text:p>
          </table:table-cell>
          <table:table-cell table:style-name="ce17"/>
          <table:table-cell table:style-name="ce18"/>
          <table:table-cell table:style-name="ce25" office:value-type="string" calcext:value-type="string">
            <text:p><text:span text:style-name="T2">Autopropiedad del cuerpo? locke?</text:span></text:p>
          </table:table-cell>
          <table:table-cell table:style-name="ce26" table:number-columns-repeated="7"/>
          <table:table-cell table:number-columns-repeated="16370"/>
        </table:table-row>
        <table:table-row table:style-name="ro6">
          <table:table-cell table:style-name="ce13" office:value-type="float" office:value="6" calcext:value-type="float">
            <text:p>6</text:p>
          </table:table-cell>
          <table:table-cell table:style-name="ce22" office:value-type="string" calcext:value-type="string">
            <text:p><text:span text:style-name="T2">El espíritu de las leyes (</text:span><text:span text:style-name="T5">Montesquieu</text:span><text:span text:style-name="T2">): "Dividir el poder para preservar la libertad". "la libertad política no es dar permiso para hacer lo que queramos, ni incluso para hacer lo que permite la ley, sino sólo "el poder de hacer lo que deberíamos querer". </text:span></text:p>
          </table:table-cell>
          <table:table-cell table:style-name="ce15" office:value-type="string" calcext:value-type="string">
            <text:p>1748 </text:p>
          </table:table-cell>
          <table:table-cell table:style-name="ce16" office:value-type="string" calcext:value-type="string">
            <text:p><text:span text:style-name="T2">"Todo hombre que tiene poder siente la inclinación de abusar de él" </text:span><text:span text:style-name="T5">Montesquieu</text:span><text:span text:style-name="T2"> </text:span></text:p>
            <text:p/>
            <text:p>El estado se divide en Ejecutivo, Legislativo y Judicial. Cámara de los Lores (nobles) y Cámara de los comunes (pobres).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table-cell table:style-name="ce13" office:value-type="float" office:value="7" calcext:value-type="float">
            <text:p>7</text:p>
          </table:table-cell>
          <table:table-cell table:style-name="ce22" office:value-type="string" calcext:value-type="string">
            <text:p><text:span text:style-name="T2"> </text:span></text:p>
          </table:table-cell>
          <table:table-cell table:style-name="ce15" office:value-type="string" calcext:value-type="string">
            <text:p>1775 </text:p>
          </table:table-cell>
          <table:table-cell table:style-name="ce16" office:value-type="string" calcext:value-type="string">
            <text:p><text:span text:style-name="T2">Declaración de independencia EUA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8" calcext:value-type="float">
            <text:p>8</text:p>
          </table:table-cell>
          <table:table-cell table:style-name="ce22" office:value-type="string" calcext:value-type="string">
            <text:p><text:span text:style-name="T6">John Adams:  </text:span></text:p>
            <text:p>Presidente de EUA que usó la frase "Tiranía de las mayorías" en la democracia aludiendo a la preocupación por el autoritarismo mayoritario. </text:p>
          </table:table-cell>
          <table:table-cell table:style-name="ce15" office:value-type="string" calcext:value-type="string">
            <text:p>1788 </text:p>
          </table:table-cell>
          <table:table-cell table:style-name="ce16" office:value-type="string" calcext:value-type="string">
            <text:p><text:span text:style-name="T2">Un riesgo inherente a los sistemas democráticos es la posibilidad de abuso de los derechos de minorías étnicas, religiosas o políticas por parte de las mayoría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9" calcext:value-type="float">
            <text:p>9</text:p>
          </table:table-cell>
          <table:table-cell table:style-name="ce22" office:value-type="string" calcext:value-type="string">
            <text:p><text:span text:style-name="T6">Declaración de los derechos del hombre y del ciudadano</text:span><text:span text:style-name="T2"> (Francia) </text:span></text:p>
          </table:table-cell>
          <table:table-cell table:style-name="ce15" office:value-type="string" calcext:value-type="string">
            <text:p>1789 </text:p>
          </table:table-cell>
          <table:table-cell table:style-name="ce16" office:value-type="string" calcext:value-type="string">
            <text:p><text:span text:style-name="T2">Un Ciudadano es un miembro pleno de una comunidad que tiene los mismos derechos que los demás y las mismas oportunidades de influir en el destino de la comunidad. </text:span></text:p>
          </table:table-cell>
          <table:table-cell table:style-name="ce17"/>
          <table:table-cell table:style-name="ce18"/>
          <table:table-cell table:style-name="ce19"/>
          <table:table-cell table:style-name="ce20" table:number-columns-repeated="7"/>
          <table:table-cell table:number-columns-repeated="16370"/>
        </table:table-row>
        <table:table-row table:style-name="ro9">
          <table:table-cell table:style-name="ce13" office:value-type="float" office:value="10" calcext:value-type="float">
            <text:p>10</text:p>
          </table:table-cell>
          <table:table-cell table:style-name="ce22" office:value-type="string" calcext:value-type="string">
            <text:p><text:span text:style-name="T6">Hegel</text:span><text:span text:style-name="T2"> (Elements of the Philosophy of Right): </text:span></text:p>
          </table:table-cell>
          <table:table-cell table:style-name="ce15" office:value-type="string" calcext:value-type="string">
            <text:p>1821 </text:p>
          </table:table-cell>
          <table:table-cell table:style-name="ce16" office:value-type="string" calcext:value-type="string">
            <text:p><text:span text:style-name="T2"> </text:span></text:p>
          </table:table-cell>
          <table:table-cell table:style-name="ce17" office:value-type="string" calcext:value-type="string">
            <text:p><text:span text:style-name="T2">- México, Perú y  Chile culminan su independencia en  1821. </text:span></text:p>
            <text:p>- México, Honduras, Guatemala, Nicaragua, Costa Rica y el Salvador celebran su independencia el 15 de septiembre</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1" calcext:value-type="float">
            <text:p>11</text:p>
          </table:table-cell>
          <table:table-cell table:style-name="ce22" office:value-type="string" calcext:value-type="string">
            <text:p><text:span text:style-name="T6">Tocqueville</text:span><text:span text:style-name="T2"> (Francés) no vio a la democracia como un sistema de libertad, sino de poder.  </text:span></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  </text:p>
          </table:table-cell>
          <table:table-cell table:style-name="ce15" office:value-type="string" calcext:value-type="string">
            <text:p>1835 </text:p>
          </table:table-cell>
          <table:table-cell table:style-name="ce21" office:value-type="string" calcext:value-type="string">
            <text:p><text:span text:style-name="T3">Tocqueville</text:span><text:span text:style-name="T4"> publica la democracia en América, primera parte.  </text:span></text:p>
            <text:p/>
            <text:p>Los ciudadanos salen por un momento de la dependencia para elegir a su amo, y vuelven luego a ella.  </text:p>
          </table:table-cell>
          <table:table-cell table:style-name="ce17" office:value-type="string" calcext:value-type="string">
            <text:p><text:span text:style-name="T2">Texas declara su independencia de México. </text:span></text:p>
          </table:table-cell>
          <table:table-cell table:style-name="ce18"/>
          <table:table-cell table:style-name="ce19"/>
          <table:table-cell table:style-name="ce20" table:number-columns-repeated="7"/>
          <table:table-cell table:number-columns-repeated="16370"/>
        </table:table-row>
        <table:table-row table:style-name="ro11">
          <table:table-cell table:style-name="ce13" office:value-type="float" office:value="12" calcext:value-type="float">
            <text:p>12</text:p>
          </table:table-cell>
          <table:table-cell table:style-name="ce22" office:value-type="string" calcext:value-type="string">
            <text:p><text:span text:style-name="T6">Marx: </text:span></text:p>
            <text:p>1.  Expropiación de la propiedad inmueble y aplicación de la renta del suelo a los gastos públicos.  </text:p>
            <text:p>2.  Fuerte impuesto progresivo </text:p>
            <text:p>3. Abolición del derecho de herencia </text:p>
            <text:p>4. Confiscación de la fortuna de los emigrados y rebeldes. </text:p>
            <text:p>5. Centralización del crédito en el estado por medio de un banco nacional con capital estatal y un monopolio exclusivo </text:p>
            <text:p>6. Nacionalización de los transportes. </text:p>
            <text:p>7. Multiplicación de las fábricas nacionales y de los medios de roturación de terrenos con arreglo a un plan general </text:p>
            <text:p>8. Proletarización del deber general de trabajar, creación de <text:span text:style-name="T7">ejércitos</text:span> industriales, particularmente en el campo.</text:p>
            <text:p>9. Articulación de las explotaciones <text:span text:style-name="T7">agrícolas</text:span> e industriales, tendencia a borrar las diferencias entre el campo y la ciudad. </text:p>
            <text:p>10. Educación política y gratuita de todos los niños, prohibiciones del trabajo infantil. Combinar el estudio con el trabajo.  </text:p>
          </table:table-cell>
          <table:table-cell table:style-name="ce15" office:value-type="string" calcext:value-type="string">
            <text:p>1843 </text:p>
          </table:table-cell>
          <table:table-cell table:style-name="ce16" office:value-type="string" calcext:value-type="string">
            <text:p><text:span text:style-name="T2">Marx pública "Introducción a la crítica de la filosofía del derecho de Hegel".  </text:span></text:p>
            <text:p/>
            <text:p>1848: Marx publica el Manifiesto Comunista, junto con Engels.  </text:p>
            <text:p/>
            <text:p>Plantea la necesidad de pasar de la crítica de la religión a la crítica de las formas profanas de alineación, y del estado en primer lugar.  </text:p>
            <text:p/>
            <text:p/>
          </table:table-cell>
          <table:table-cell table:style-name="ce17" office:value-type="string" calcext:value-type="string">
            <text:p><text:span text:style-name="T2">1845: Nace Georg Cantor</text:span></text:p>
            <text:p>1849: Henry David Thoreau publica "Desobediencia civil) en el que defiende la desobediencia civil como forma de protesta contra las leyes injustas. </text:p>
          </table:table-cell>
          <table:table-cell table:style-name="ce18"/>
          <table:table-cell table:style-name="ce19"/>
          <table:table-cell table:style-name="ce20" table:number-columns-repeated="7"/>
          <table:table-cell table:number-columns-repeated="16370"/>
        </table:table-row>
        <table:table-row table:style-name="ro12">
          <table:table-cell table:style-name="ce13" office:value-type="float" office:value="13" calcext:value-type="float">
            <text:p>13</text:p>
          </table:table-cell>
          <table:table-cell table:style-name="ce22" office:value-type="string" calcext:value-type="string">
            <text:p><text:span text:style-name="T6">John Stuart Mill</text:span><text:span text:style-name="T2">: </text:span></text:p>
            <text:p>Pública "Utilitarismo": las acciones son buenas (socialmente útiles o valiosas) si contribuyen al logro de la felicidad general y malas si no la consiguen (Benthan); Mill añadió: "algunos tipos de placer son más deseables y valiosos que otros".  </text:p>
            <text:p>Los mayores riesgos para la libertad vienen de los propios particulares, cuando ejercen eso que Mill no dudaba en calificar como "tiranía de la opinión y sentimiento prevalecientes" en una sociedad. </text:p>
          </table:table-cell>
          <table:table-cell table:style-name="ce15" office:value-type="string" calcext:value-type="string">
            <text:p>1861 </text:p>
          </table:table-cell>
          <table:table-cell table:style-name="ce21" office:value-type="string" calcext:value-type="string">
            <text:p><text:span text:style-name="T3">John Stuart Mil</text:span><text:span text:style-name="T4">l:  </text:span></text:p>
            <text:p>Consideraciones sobre el gobierno representativo (1861). Expresa la conveniencia de otorgar un voto de calidad a favor de los individuos que tuvieran superioridad mental.  </text:p>
          </table:table-cell>
          <table:table-cell table:style-name="ce17" office:value-type="string" calcext:value-type="string">
            <text:p>1856: Nacé Sigmund Freud dentro de una familia judía en lo que ahora es la República Checa</text:p>
            <text:p>1862: Nace David Hilbert</text:p>
          </table:table-cell>
          <table:table-cell table:style-name="ce18" office:value-type="string" calcext:value-type="string">
            <text:p><text:span text:style-name="T2">utilitarismo</text:span></text:p>
          </table:table-cell>
          <table:table-cell table:style-name="ce19"/>
          <table:table-cell table:style-name="ce20" table:number-columns-repeated="7"/>
          <table:table-cell table:number-columns-repeated="16370"/>
        </table:table-row>
        <table:table-row table:style-name="ro6">
          <table:table-cell table:style-name="ce13" office:value-type="float" office:value="14" calcext:value-type="float">
            <text:p>14</text:p>
          </table:table-cell>
          <table:table-cell table:style-name="ce22" office:value-type="string" calcext:value-type="string">
            <text:p><text:span text:style-name="T2">1889: Nace Hayek en Vienna </text:span></text:p>
            <text:p>1898 Nace Herbert Marcus (<text:span text:style-name="T7">judío</text:span> <text:span text:style-name="T7">alemán</text:span>) </text:p>
          </table:table-cell>
          <table:table-cell table:style-name="ce15" office:value-type="float" office:value="1867" calcext:value-type="float">
            <text:p>1867</text:p>
          </table:table-cell>
          <table:table-cell table:style-name="ce16" office:value-type="string" calcext:value-type="string">
            <text:p><text:span text:style-name="T2">Marx pública 3 volúmenes de su obra "El capital" </text:span></text:p>
          </table:table-cell>
          <table:table-cell table:style-name="ce17" office:value-type="string" calcext:value-type="string">
            <text:p><text:span text:style-name="T2">1874 - 1884: Cantor establece el origen de la teoría de Conjuntos. La hipótesis del continuo es </text:span><text:span text:style-name="T10">concluida</text:span><text:span text:style-name="T2"> en los problemas del siglo de Hilbert. </text:span></text:p>
          </table:table-cell>
          <table:table-cell table:style-name="ce18" office:value-type="string" calcext:value-type="string">
            <text:p><text:span text:style-name="T2">Marx</text:span></text:p>
          </table:table-cell>
          <table:table-cell table:style-name="ce19"/>
          <table:table-cell table:style-name="ce20" table:number-columns-repeated="7"/>
          <table:table-cell table:number-columns-repeated="16370"/>
        </table:table-row>
        <table:table-row table:style-name="ro3">
          <table:table-cell table:style-name="ce13" office:value-type="float" office:value="15" calcext:value-type="float">
            <text:p>15</text:p>
          </table:table-cell>
          <table:table-cell table:style-name="ce16" office:value-type="string" calcext:value-type="string">
            <text:p>John Dewey: Una de las primeras figuras del pragmatismo, junto con William James (1842-1910) y Charles Sanders Peirce (1839-1914). </text:p>
            <text:p>Los tres formaron parte del Metaphysical Club, que inicio en 1872, aunque Dewey, a partir del renacimiento del club en 1879</text:p>
          </table:table-cell>
          <table:table-cell table:style-name="ce15" office:value-type="float" office:value="1872" calcext:value-type="float">
            <text:p>1872</text:p>
          </table:table-cell>
          <table:table-cell table:style-name="ce16"/>
          <table:table-cell table:style-name="ce17"/>
          <table:table-cell table:style-name="ce18" office:value-type="string" calcext:value-type="string">
            <text:p>Pragmatismo</text:p>
          </table:table-cell>
          <table:table-cell table:style-name="ce19"/>
          <table:table-cell table:style-name="ce20" table:number-columns-repeated="7"/>
          <table:table-cell table:number-columns-repeated="16370"/>
        </table:table-row>
        <table:table-row table:style-name="ro13">
          <table:table-cell table:style-name="ce13" office:value-type="float" office:value="16" calcext:value-type="float">
            <text:p>16</text:p>
          </table:table-cell>
          <table:table-cell table:style-name="ce22" office:value-type="string" calcext:value-type="string">
            <text:p><text:span text:style-name="T2">1901: Nace Oakeshott (inglés) </text:span></text:p>
            <text:p>1902: Nace Karl Popper (<text:span text:style-name="T7">judío</text:span> - Vienna) </text:p>
            <text:p>1906: Nace Hanna Arendt (<text:span text:style-name="T7">judío</text:span> alemana) </text:p>
            <text:p>1909: Nace Isaiah Berlín en Rusia (<text:span text:style-name="T7">judío</text:span> - Letonia) </text:p>
            <text:p>1911: Nace Macpherson en <text:span text:style-name="T7">Canadá</text:span> </text:p>
          </table:table-cell>
          <table:table-cell table:style-name="ce15" office:value-type="string" calcext:value-type="string">
            <text:p>1900 </text:p>
          </table:table-cell>
          <table:table-cell table:style-name="ce16" office:value-type="string" calcext:value-type="string">
            <text:p><text:span text:style-name="T2">David Hilbert: </text:span></text:p>
            <text:p>Presenta los problemas del siglo XX en el Congreso Internacional de Matemáticas de <text:span text:style-name="T7">París.</text:span> </text:p>
          </table:table-cell>
          <table:table-cell table:style-name="ce17" office:value-type="string" calcext:value-type="string">
            <text:p><text:span text:style-name="T2">1914-1918 Primera guerra mundial </text:span></text:p>
            <text:p>1917-1923 Revolución Rusa de Feb. Y Oct. </text:p>
            <text:p>1922 El fascismo se vuelve dictadura </text:p>
            <text:p>1922 Se crea la URSS </text:p>
          </table:table-cell>
          <table:table-cell table:style-name="ce18"/>
          <table:table-cell table:style-name="ce19"/>
          <table:table-cell table:style-name="ce20" table:number-columns-repeated="7"/>
          <table:table-cell table:number-columns-repeated="16370"/>
        </table:table-row>
        <table:table-row table:style-name="ro14">
          <table:table-cell table:style-name="ce13" office:value-type="float" office:value="17" calcext:value-type="float">
            <text:p>17</text:p>
          </table:table-cell>
          <table:table-cell table:style-name="ce22" office:value-type="string" calcext:value-type="string">
            <text:p><text:span text:style-name="T2">Nace Jürgen Habermas en 1929 en Düsseldorf, Alemania</text:span></text:p>
            <text:p/>
            <text:p><text:span text:style-name="T2">1930: </text:span><text:span text:style-name="T8">Sigmund Freud</text:span><text:span text:style-name="T2"> publica “Civilization and its Discontents”</text:span></text:p>
          </table:table-cell>
          <table:table-cell table:style-name="ce15" office:value-type="string" calcext:value-type="string">
            <text:p>1929 </text:p>
          </table:table-cell>
          <table:table-cell table:style-name="ce16" office:value-type="string" calcext:value-type="string">
            <text:p><text:span text:style-name="T2">Crisis del 29.  </text:span></text:p>
          </table:table-cell>
          <table:table-cell table:style-name="ce17" office:value-type="string" calcext:value-type="string">
            <text:p><text:span text:style-name="T2">1926: Antonio Gramsci es encarcelado. </text:span></text:p>
            <text:p><text:span text:style-name="T2">1926: Nace Michael Foucault en Francia. </text:span></text:p>
          </table:table-cell>
          <table:table-cell table:style-name="ce18" office:value-type="string" calcext:value-type="string">
            <text:p>Freud</text:p>
          </table:table-cell>
          <table:table-cell table:style-name="ce19"/>
          <table:table-cell table:style-name="ce20" table:number-columns-repeated="7"/>
          <table:table-cell table:number-columns-repeated="16370"/>
        </table:table-row>
        <table:table-row table:style-name="ro10">
          <table:table-cell table:style-name="ce13" office:value-type="float" office:value="18" calcext:value-type="float">
            <text:p>18</text:p>
          </table:table-cell>
          <table:table-cell table:style-name="ce22" office:value-type="string" calcext:value-type="string">
            <text:p><text:span text:style-name="T6">Gödel </text:span></text:p>
            <text:p>Demuestra dos teoremas de incompletitud</text:p>
          </table:table-cell>
          <table:table-cell table:style-name="ce15" office:value-type="float" office:value="1931" calcext:value-type="float">
            <text:p>1931</text:p>
          </table:table-cell>
          <table:table-cell table:style-name="ce16" office:value-type="string" calcext:value-type="string">
            <text:p><text:span text:style-name="T2">Primer teorema de incompletitud — </text:span></text:p>
            <text:p>Dado un sistema T creado a partir de un conjunto de axiomas decidible donde toda relación recursiva es expresable en T y que sea consistente, entonces T tiene un indecidible y por lo tanto es incompleta. </text:p>
            <text:p>Segundo teorema, si R es un enunciado que garantiza la consistencia de T, entonces R no esta en T.</text:p>
          </table:table-cell>
          <table:table-cell table:style-name="ce17" office:value-type="string" calcext:value-type="string">
            <text:p>1931: Nace Richard Mckay Rorty</text:p>
            <text:p>1933: Nace en la India, Amartya Sen</text:p>
          </table:table-cell>
          <table:table-cell table:style-name="ce18" office:value-type="string" calcext:value-type="string">
            <text:p><text:span text:style-name="T2">Incompletitud</text:span></text:p>
          </table:table-cell>
          <table:table-cell table:style-name="ce19"/>
          <table:table-cell table:style-name="ce20" table:number-columns-repeated="7"/>
          <table:table-cell table:number-columns-repeated="16370"/>
        </table:table-row>
        <table:table-row table:style-name="ro10">
          <table:table-cell table:style-name="ce13" office:value-type="float" office:value="19" calcext:value-type="float">
            <text:p>19</text:p>
          </table:table-cell>
          <table:table-cell table:style-name="ce16" office:value-type="string" calcext:value-type="string">
            <text:p><text:span text:style-name="T9">John Dewey </text:span>(de 1859 a 1952): Lead the Dewey Commission (officially the "Commission of Inquiry into the Charges Made against Leon Trotsky in the Moscow Trials") was initiated in March 1937 by the American Committee for the Defense of Leon Trotsky. </text:p>
          </table:table-cell>
          <table:table-cell table:style-name="ce15" office:value-type="float" office:value="1937" calcext:value-type="float">
            <text:p>1937</text:p>
          </table:table-cell>
          <table:table-cell table:style-name="Default"/>
          <table:table-cell table:style-name="ce17"/>
          <table:table-cell table:style-name="ce18" office:value-type="string" calcext:value-type="string">
            <text:p>Pragmatismo</text:p>
          </table:table-cell>
          <table:table-cell table:style-name="ce19"/>
          <table:table-cell table:style-name="ce20" table:number-columns-repeated="7"/>
          <table:table-cell table:number-columns-repeated="16370"/>
        </table:table-row>
        <table:table-row table:style-name="ro15">
          <table:table-cell table:style-name="ce13" office:value-type="float" office:value="20" calcext:value-type="float">
            <text:p>20</text:p>
          </table:table-cell>
          <table:table-cell table:style-name="ce22" office:value-type="string" calcext:value-type="string">
            <text:p><text:span text:style-name="T2">1938: Hayek huye del nazismo a </text:span><text:span text:style-name="T10">Inglaterra</text:span><text:span text:style-name="T2"> </text:span></text:p>
            <text:p>1938: Nace Robert Nozick en el seno de una familia con descendencia <text:span text:style-name="T7">judía.</text:span> </text:p>
          </table:table-cell>
          <table:table-cell table:style-name="ce15" office:value-type="string" calcext:value-type="string">
            <text:p>1942 </text:p>
          </table:table-cell>
          <table:table-cell table:style-name="ce16" office:value-type="string" calcext:value-type="string">
            <text:p><text:span text:style-name="T6">Asimov </text:span><text:span text:style-name="T2">escribe por primera vez sobre psicohistoria </text:span></text:p>
          </table:table-cell>
          <table:table-cell table:style-name="ce17" office:value-type="string" calcext:value-type="string">
            <text:p>Norberto Bobbio (Profesor de Bovero) fue arrestado entre 1942 y 1943 por ser parte de un grupo antifacista. </text:p>
          </table:table-cell>
          <table:table-cell table:style-name="ce18" office:value-type="string" calcext:value-type="string">
            <text:p><text:span text:style-name="T2">Asimov</text:span></text:p>
          </table:table-cell>
          <table:table-cell table:style-name="ce19"/>
          <table:table-cell table:style-name="ce20" table:number-columns-repeated="7"/>
          <table:table-cell table:number-columns-repeated="16370"/>
        </table:table-row>
        <table:table-row table:style-name="ro16">
          <table:table-cell table:style-name="ce13" office:value-type="float" office:value="21" calcext:value-type="float">
            <text:p>21</text:p>
          </table:table-cell>
          <table:table-cell table:style-name="ce22" office:value-type="string" calcext:value-type="string">
            <text:p><text:span text:style-name="T6">Friedrich Hayek</text:span><text:span text:style-name="T2">: </text:span></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table:style-name="ce15" office:value-type="string" calcext:value-type="string">
            <text:p>1944 </text:p>
          </table:table-cell>
          <table:table-cell table:style-name="ce16" office:value-type="string" calcext:value-type="string">
            <text:p><text:span text:style-name="T2">Se publica </text:span><text:span text:style-name="T5">Camino de servidumbre de Hayek</text:span><text:span text:style-name="T2"> (bestseller) </text:span></text:p>
            <text:p>Igualdad es igualdad ante la ley, y el premio es por los logros, nunca por los méritos o esfuerzos. La igualdad sustantiva destruye el estado de derecho. </text:p>
          </table:table-cell>
          <table:table-cell table:style-name="ce17" office:value-type="string" calcext:value-type="string">
            <text:p><text:span text:style-name="T21">1943: Hambruna bengalí en India. </text:span></text:p>
            <text:p><text:span text:style-name="T2">En 1945 se termina la 2da guerra mundial. </text:span></text:p>
            <text:p>1947: India obtiene su independencia de los Británicos. </text:p>
          </table:table-cell>
          <table:table-cell table:style-name="ce18"/>
          <table:table-cell table:style-name="ce19"/>
          <table:table-cell table:style-name="ce20" table:number-columns-repeated="7"/>
          <table:table-cell table:number-columns-repeated="16370"/>
        </table:table-row>
        <table:table-row table:style-name="ro17">
          <table:table-cell table:style-name="ce13" office:value-type="float" office:value="22" calcext:value-type="float">
            <text:p>22</text:p>
          </table:table-cell>
          <table:table-cell table:style-name="ce22" office:value-type="string" calcext:value-type="string">
            <text:p><text:span text:style-name="T6">Karl Popper</text:span><text:span text:style-name="T2"> </text:span></text:p>
            <text:p>Es miembro de la Sociedad Mont Pelerin (fundada por Hayek en 1947). </text:p>
          </table:table-cell>
          <table:table-cell table:style-name="ce15" office:value-type="string" calcext:value-type="string">
            <text:p>1945 </text:p>
          </table:table-cell>
          <table:table-cell table:style-name="ce16" office:value-type="string" calcext:value-type="string">
            <text:p><text:span text:style-name="T2">Karl Popper publica "</text:span><text:span text:style-name="T5">La sociedad abierta y sus enemigos</text:span><text:span text:style-name="T2">" </text:span></text:p>
          </table:table-cell>
          <table:table-cell table:style-name="ce17" office:value-type="string" calcext:value-type="string">
            <text:p>1949: Orwell publica su novela “1984”. </text:p>
          </table:table-cell>
          <table:table-cell table:style-name="ce18" office:value-type="string" calcext:value-type="string">
            <text:p><text:span text:style-name="T2">Popper</text:span></text:p>
          </table:table-cell>
          <table:table-cell table:style-name="ce19"/>
          <table:table-cell table:style-name="ce20" table:number-columns-repeated="7"/>
          <table:table-cell table:number-columns-repeated="16370"/>
        </table:table-row>
        <table:table-row table:style-name="ro14">
          <table:table-cell table:style-name="ce13" office:value-type="float" office:value="23" calcext:value-type="float">
            <text:p>23</text:p>
          </table:table-cell>
          <table:table-cell table:style-name="ce22"/>
          <table:table-cell table:style-name="ce15" office:value-type="float" office:value="1955" calcext:value-type="float">
            <text:p>1955</text:p>
          </table:table-cell>
          <table:table-cell table:style-name="ce16"/>
          <table:table-cell table:style-name="ce17" office:value-type="string" calcext:value-type="string">
            <text:p>1955: Inicia la Guerra de Vietnam</text:p>
            <text:p>1955: Las mujeres votan por primera vez en México en una elección Federal, de acuerdo a la ley publicada en el DOF en 1953.</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24" calcext:value-type="float">
            <text:p>24</text:p>
          </table:table-cell>
          <table:table-cell table:style-name="ce22" office:value-type="string" calcext:value-type="string">
            <text:p><text:span text:style-name="T6">Isaiah </text:span><text:span text:style-name="T11">Berlín</text:span><text:span text:style-name="T6"> </text:span></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  </text:p>
            <text:p><text:span text:style-name="T12">Isaiah Berlín publica "</text:span><text:span text:style-name="T13">Two Concepts of Liberty</text:span><text:span text:style-name="T14">"  Libertad positiva y libertad negativa. </text:span></text:p>
          </table:table-cell>
          <table:table-cell table:style-name="ce15" office:value-type="string" calcext:value-type="string">
            <text:p>1958 </text:p>
          </table:table-cell>
          <table:table-cell table:style-name="ce16" office:value-type="string" calcext:value-type="string">
            <text:p>1958: <text:span text:style-name="T9">John Rawls</text:span> pública “Justicia como equidad”.</text:p>
          </table:table-cell>
          <table:table-cell table:style-name="ce17" office:value-type="string" calcext:value-type="string">
            <text:p><text:span text:style-name="T2">1958: Hayek se une a la Universidad de Chicago.</text:span></text:p>
            <text:p><text:span text:style-name="T21">1959: Amartya Sen obtiene su doctorado en la Universidad británica de Cambridge </text:span></text:p>
            <text:p>1960: EUA empieza a enviar tropas a Vietnam. </text:p>
          </table:table-cell>
          <table:table-cell table:style-name="ce18" office:value-type="string" calcext:value-type="string">
            <text:p><text:span text:style-name="T2">Isaiah Berlin</text:span></text:p>
          </table:table-cell>
          <table:table-cell table:style-name="ce19"/>
          <table:table-cell table:style-name="ce20" table:number-columns-repeated="7"/>
          <table:table-cell table:number-columns-repeated="16370"/>
        </table:table-row>
        <table:table-row table:style-name="ro5">
          <table:table-cell table:style-name="ce13" office:value-type="float" office:value="25" calcext:value-type="float">
            <text:p>25</text:p>
          </table:table-cell>
          <table:table-cell table:style-name="ce22" office:value-type="string" calcext:value-type="string">
            <text:p><text:span text:style-name="T6">Hannah Arendt</text:span><text:span text:style-name="T2">:  </text:span></text:p>
          </table:table-cell>
          <table:table-cell table:style-name="ce15" office:value-type="string" calcext:value-type="string">
            <text:p>1961 </text:p>
          </table:table-cell>
          <table:table-cell table:style-name="ce16" office:value-type="string" calcext:value-type="string">
            <text:p><text:span text:style-name="T2">1951: Published "The Origins of Totalitarianism" </text:span></text:p>
            <text:p>1961: Published "Eichmann in Jerusalem" </text:p>
          </table:table-cell>
          <table:table-cell table:style-name="ce27" office:value-type="string" calcext:value-type="string">
            <text:p><text:span text:style-name="T3">1960: </text:span><text:span text:style-name="T4">Adolf Eichmann es capturado por el Mossad en Argentina, lo llevan drogado sin comunicarlo al gobierno Argentino. </text:span></text:p>
            <text:p>1961: Crisis de los misiles en Cuba y construcción del muro de Berlín. Yuri Gagarin es el primer humano que orbita la tierra. </text:p>
          </table:table-cell>
          <table:table-cell table:style-name="ce18" office:value-type="string" calcext:value-type="string">
            <text:p><text:span text:style-name="T2">Hanna Arendt</text:span></text:p>
          </table:table-cell>
          <table:table-cell table:style-name="ce28"/>
          <table:table-cell table:style-name="ce29" table:number-columns-repeated="7"/>
          <table:table-cell table:number-columns-repeated="16370"/>
        </table:table-row>
        <table:table-row table:style-name="ro18">
          <table:table-cell table:style-name="ce13" office:value-type="float" office:value="26" calcext:value-type="float">
            <text:p>26</text:p>
          </table:table-cell>
          <table:table-cell table:style-name="ce22" office:value-type="string" calcext:value-type="string">
            <text:p><text:span text:style-name="T6">Michael Oakeshott</text:span><text:span text:style-name="T2">:  </text:span></text:p>
            <text:p>La teoría nace de la práctica: No hay derecho ni norma moral que sea "inmune a las vicisitudes del tiempo y el lugar". Denuncia la tiranía que el presente ejerce sobre el pasado a través de las reinterpretaciones.  </text:p>
            <text:p>La política se divide en Política de la <text:span text:style-name="T7">Fe</text:span> (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  </text:p>
          </table:table-cell>
          <table:table-cell table:style-name="ce15" office:value-type="string" calcext:value-type="string">
            <text:p>1962 </text:p>
          </table:table-cell>
          <table:table-cell table:style-name="ce16" office:value-type="string" calcext:value-type="string">
            <text:p><text:span text:style-name="T2">Published "Rationalism in Politics," a critique of modern political ideologies. </text:span></text:p>
            <text:p/>
            <text:p>La república es un elenco de tradiciones de comportamiento o "moral practices". No se le puede atribuir autoridad de cualquier tipo, sea de un gobernante, una mayoría de cives o una supuesta voluntad general.  </text:p>
            <text:p/>
            <text:p><text:span text:style-name="T20">1962</text:span><text:span text:style-name="T15">: </text:span><text:span text:style-name="T16">Habermas publica el libro "The structural transformation of the public sphere"</text:span></text:p>
            <text:p><text:span text:style-name="T15">Esfera privada: vida familiar, vecindad y la asociación voluntaria.</text:span></text:p>
            <text:p><text:span text:style-name="T15">La esfera pública fue subsumida en el marco del consumo, una empresa conducida por el mercado que en parte consiente y en parte manipula a una masa cultural tan acrítica como apolítica. [p160]</text:span></text:p>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7" calcext:value-type="float">
            <text:p>27</text:p>
          </table:table-cell>
          <table:table-cell table:style-name="ce22" office:value-type="string" calcext:value-type="string">
            <text:p><text:span text:style-name="T6">Herbert Marcuse</text:span><text:span text:style-name="T2">: </text:span></text:p>
          </table:table-cell>
          <table:table-cell table:style-name="ce15" office:value-type="string" calcext:value-type="string">
            <text:p>1964 </text:p>
          </table:table-cell>
          <table:table-cell table:style-name="ce16" office:value-type="string" calcext:value-type="string">
            <text:p><text:span text:style-name="T2">Publica </text:span><text:span text:style-name="T5">El hombre unidimensional </text:span></text:p>
          </table:table-cell>
          <table:table-cell table:style-name="ce17" office:value-type="string" calcext:value-type="string">
            <text:p><text:span text:style-name="T2">1963: Robert Nozik es catedrático de Harverd, donde coincide con Rawls.</text:span></text:p>
            <text:p><text:span text:style-name="T2">1963: </text:span><text:span text:style-name="T10">Martín</text:span><text:span text:style-name="T5"> Luther King</text:span><text:span text:style-name="T2"> pronuncia el Discurso "I have a dream". Marcha por los trabajadores en Washington.</text:span></text:p>
            <text:p>1964: <text:span text:style-name="T7">Martín</text:span> Luther King recibe el premio Nobel de la Paz</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28" calcext:value-type="float">
            <text:p>28</text:p>
          </table:table-cell>
          <table:table-cell table:style-name="ce22" office:value-type="string" calcext:value-type="string">
            <text:p><text:span text:style-name="T6">Michael Foucault</text:span><text:span text:style-name="T2">: </text:span></text:p>
            <text:p>Publica las palabras y las cosas.</text:p>
          </table:table-cell>
          <table:table-cell table:style-name="ce15" office:value-type="float" office:value="1966" calcext:value-type="float">
            <text:p>1966</text:p>
          </table:table-cell>
          <table:table-cell table:style-name="ce16"/>
          <table:table-cell table:style-name="ce17" office:value-type="string" calcext:value-type="string">
            <text:p><text:span text:style-name="T2">1965: Se aprueba la Voting Rights Act, que garantiza el derecho al voto para los afroamericanos.</text:span></text:p>
          </table:table-cell>
          <table:table-cell table:style-name="ce18"/>
          <table:table-cell table:style-name="ce19"/>
          <table:table-cell table:style-name="ce20" table:number-columns-repeated="7"/>
          <table:table-cell table:number-columns-repeated="16370"/>
        </table:table-row>
        <table:table-row table:style-name="ro19">
          <table:table-cell table:style-name="ce13" office:value-type="float" office:value="29" calcext:value-type="float">
            <text:p>29</text:p>
          </table:table-cell>
          <table:table-cell table:style-name="ce22" office:value-type="string" calcext:value-type="string">
            <text:p><text:span text:style-name="T6">Pablo IV</text:span><text:span text:style-name="T2">:  </text:span></text:p>
            <text:p>“[…] en los designios de Dios, cada hombre está llamado a promover su propio progreso, porque la vida de todo hombre es una vocación dada por Dios para una misión concreta” (PP, 15)". </text:p>
          </table:table-cell>
          <table:table-cell table:style-name="ce15" office:value-type="string" calcext:value-type="string">
            <text:p>1967 </text:p>
          </table:table-cell>
          <table:table-cell table:style-name="ce16" office:value-type="string" calcext:value-type="string">
            <text:p>El 28 de marzo del año 1967 el<text:span text:style-name="T9"> Papa Pablo VI</text:span> publicaba su encíclica Populorum progressio. El día de Pascua.  </text:p>
            <text:p/>
            <text:p><text:span text:style-name="T9">Rorty, Richard</text:span>. publica en 1967 Chicago:  The Linguistic Turn: Recent Essays in Philosophical Method</text:p>
          </table:table-cell>
          <table:table-cell table:style-name="ce17" office:value-type="string" calcext:value-type="string">
            <text:p><text:span text:style-name="T2">Guerra de los seis días (Israel conquista el Sinaí y los Altos del Golan).</text:span></text:p>
          </table:table-cell>
          <table:table-cell table:style-name="ce18" office:value-type="string" calcext:value-type="string">
            <text:p>Pragmatismo, religión</text:p>
          </table:table-cell>
          <table:table-cell table:style-name="ce19"/>
          <table:table-cell table:style-name="ce20" table:number-columns-repeated="7"/>
          <table:table-cell table:number-columns-repeated="16370"/>
        </table:table-row>
        <table:table-row table:style-name="ro20">
          <table:table-cell table:style-name="ce13" office:value-type="float" office:value="30" calcext:value-type="float">
            <text:p>30</text:p>
          </table:table-cell>
          <table:table-cell table:style-name="ce22" office:value-type="string" calcext:value-type="string">
            <text:p><text:span text:style-name="T9">Habermas</text:span> pública: “Conocimiento e interés”. Obre escrita contra el positivismo y la ciencia positivista. </text:p>
          </table:table-cell>
          <table:table-cell table:style-name="ce15" office:value-type="float" office:value="1968" calcext:value-type="float">
            <text:p>1968</text:p>
          </table:table-cell>
          <table:table-cell table:style-name="ce16"/>
          <table:table-cell table:style-name="ce17" office:value-type="string" calcext:value-type="string">
            <text:p>Plaza de las tres culturas, Tlatelolco, México 68</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31" calcext:value-type="float">
            <text:p>31</text:p>
          </table:table-cell>
          <table:table-cell table:style-name="ce22" office:value-type="string" calcext:value-type="string">
            <text:p><text:span text:style-name="T6">Michael Foucault</text:span><text:span text:style-name="T2">: </text:span></text:p>
            <text:p>Publica "El orden y el discurso"</text:p>
          </table:table-cell>
          <table:table-cell table:style-name="ce15" office:value-type="float" office:value="1970" calcext:value-type="float">
            <text:p>1970</text:p>
          </table:table-cell>
          <table:table-cell table:style-name="ce16"/>
          <table:table-cell table:style-name="ce17" office:value-type="string" calcext:value-type="string">
            <text:p>1970: Se celebra la primera Women's Strike for Equality (Huelga de Mujeres por la Igualdad) en Estados Unidos</text:p>
          </table:table-cell>
          <table:table-cell table:style-name="ce18"/>
          <table:table-cell table:style-name="ce19"/>
          <table:table-cell table:style-name="ce20" table:number-columns-repeated="7"/>
          <table:table-cell table:number-columns-repeated="16370"/>
        </table:table-row>
        <table:table-row table:style-name="ro21">
          <table:table-cell table:style-name="ce13" office:value-type="float" office:value="32" calcext:value-type="float">
            <text:p>32</text:p>
          </table:table-cell>
          <table:table-cell table:style-name="ce22" office:value-type="string" calcext:value-type="string">
            <text:p><text:span text:style-name="T15">1971: </text:span><text:span text:style-name="T16">John Rawls </text:span><text:span text:style-name="T15">publica el libro “</text:span><text:span text:style-name="T16">Una teoría de la justicia</text:span><text:span text:style-name="T15">”. </text:span></text:p>
            <text:p><text:span text:style-name="T15">(Primer principio) Toda persona ha de tener igual derecho al sistema más extenso de libertades básicas iguales que sea compatible con un sistema semejante de libertades para todos.</text:span></text:p>
            <text:p><text:span text:style-name="T15">(Segundo principio) Las desigualdades sociales y económicas habrán de ser ordenadas tal que: estén dirigidas hacía el mayor beneficio del menos aventajado. Se vinculen a cargos y posiciones abiertos a todos bajo las condiciones de una equitativa igualdad de oportunidades.</text:span></text:p>
            <text:p/>
          </table:table-cell>
          <table:table-cell table:style-name="ce15" office:value-type="float" office:value="1971" calcext:value-type="float">
            <text:p>1971</text:p>
          </table:table-cell>
          <table:table-cell table:style-name="ce16"/>
          <table:table-cell table:style-name="ce17" office:value-type="string" calcext:value-type="string">
            <text:p>1972: <text:span text:style-name="T9">Ken Arrow </text:span>(nobel prize)</text:p>
            <text:p>Prize motivation: "for their pioneering contributions to general economic equilibrium theory and welfare theory"</text:p>
            <text:p>Field: general equilibrium theory, welfare theory.</text:p>
            <text:p><text:span text:style-name="T12">1972: Watergate en EUA: culmina con la renuncia de Nixon en el 74.</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33" calcext:value-type="float">
            <text:p>33</text:p>
          </table:table-cell>
          <table:table-cell table:style-name="ce22" office:value-type="string" calcext:value-type="string">
            <text:p><text:span text:style-name="T6">Robert Nozick:</text:span></text:p>
            <text:p>Publica "Anarquía, Estado y Utopía" en respuesta al libro de Rawls "A theroy of justice". En su libro defiende el libertarismo, propone el Estado Mínimo y establece la Teoría del título justo (entitlement theory).</text:p>
          </table:table-cell>
          <table:table-cell table:style-name="ce15" office:value-type="string" calcext:value-type="string">
            <text:p>1974 </text:p>
          </table:table-cell>
          <table:table-cell table:style-name="ce16"/>
          <table:table-cell table:style-name="ce17" office:value-type="string" calcext:value-type="string">
            <text:p><text:span text:style-name="T6">Hayek </text:span><text:span text:style-name="T2">received the Nobel Prize in Economics for his work on money and economic fluctuations </text:span></text:p>
            <text:p>1973: EUA retira sus tropas de Vietnam.</text:p>
            <text:p>1973: Crisis del Petroleo en relación a la guerra del Yom Kipur, guerra del Ramadán o guerra de Octubre. </text:p>
            <text:p>1973: Golpe de estado a Salvador Allende, por Augusto Pinochet apoyado por EUA.</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4" calcext:value-type="float">
            <text:p>34</text:p>
          </table:table-cell>
          <table:table-cell table:style-name="ce22" office:value-type="string" calcext:value-type="string">
            <text:p><text:span text:style-name="T6">Año Internacional de la Mujer</text:span><text:span text:style-name="T2">: La Organización de las Naciones Unidas (ONU) declaró 1975 como el Año Internacional de la Mujer</text:span></text:p>
          </table:table-cell>
          <table:table-cell table:style-name="ce15" office:value-type="float" office:value="1975" calcext:value-type="float">
            <text:p>1975</text:p>
          </table:table-cell>
          <table:table-cell table:style-name="ce16" office:value-type="string" calcext:value-type="string">
            <text:p><text:span text:style-name="T2">En la primavera de 1975, el ejército norvietnamita lanzó una ofensiva final, superando rápidamente las defensas del Sur. El 30 de abril de 1975, Saigón, la capital de Vietnam del Sur, cayó y fue renombrada como Ho Chi Minh.</text:span></text:p>
          </table:table-cell>
          <table:table-cell table:style-name="ce17" office:value-type="string" calcext:value-type="string">
            <text:p><text:span text:style-name="T2">1976: Reunificación de Vietnam</text:span></text:p>
            <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5" calcext:value-type="float">
            <text:p>35</text:p>
          </table:table-cell>
          <table:table-cell table:style-name="ce11" office:value-type="string" calcext:value-type="string">
            <text:p><text:span text:style-name="T17">1981: </text:span><text:span text:style-name="T18">Jürgen Habermas</text:span><text:span text:style-name="T17"> publica “</text:span><text:span text:style-name="T15">La Teoría de la Acción Comunicativa” en dos volúmenes en 1981</text:span></text:p>
          </table:table-cell>
          <table:table-cell table:style-name="ce15" office:value-type="float" office:value="1983" calcext:value-type="float">
            <text:p>1983</text:p>
          </table:table-cell>
          <table:table-cell table:style-name="ce16" office:value-type="string" calcext:value-type="string">
            <text:p>1982: <text:span text:style-name="T9">Richard Rorty </text:span>publica Consequences of Pragmatism (esseys 1972-1980)</text:p>
          </table:table-cell>
          <table:table-cell table:style-name="ce17" office:value-type="string" calcext:value-type="string">
            <text:p>1982: Apogeo de las manifestaciones en EUA a favor del desearme nuclear. </text:p>
            <text:p>1983: Fin de la dictadura militar en Argentina.</text:p>
            <text:p>1983: Primeros casos de VIH identificados en Francia. </text:p>
          </table:table-cell>
          <table:table-cell table:style-name="ce18" office:value-type="string" calcext:value-type="string">
            <text:p>Pragmatismo, Habermas</text:p>
          </table:table-cell>
          <table:table-cell table:style-name="ce19"/>
          <table:table-cell table:style-name="ce20" table:number-columns-repeated="7"/>
          <table:table-cell table:number-columns-repeated="16370"/>
        </table:table-row>
        <table:table-row table:style-name="ro23">
          <table:table-cell table:style-name="ce13" office:value-type="float" office:value="36" calcext:value-type="float">
            <text:p>36</text:p>
          </table:table-cell>
          <table:table-cell table:style-name="ce11"/>
          <table:table-cell table:style-name="ce15" office:value-type="float" office:value="1987" calcext:value-type="float">
            <text:p>1987</text:p>
          </table:table-cell>
          <table:table-cell table:style-name="ce16" office:value-type="string" calcext:value-type="string">
            <text:p>1987: John Rawls y Amartya Sen coincidieron en Harvard del 87 al 91. </text:p>
          </table:table-cell>
          <table:table-cell table:style-name="ce17"/>
          <table:table-cell table:style-name="ce18"/>
          <table:table-cell table:style-name="ce19"/>
          <table:table-cell table:style-name="ce20" table:number-columns-repeated="7"/>
          <table:table-cell table:number-columns-repeated="16370"/>
        </table:table-row>
        <table:table-row table:style-name="ro24">
          <table:table-cell table:style-name="ce13" office:value-type="float" office:value="37" calcext:value-type="float">
            <text:p>37</text:p>
          </table:table-cell>
          <table:table-cell table:style-name="ce22" office:value-type="string" calcext:value-type="string">
            <text:p><text:span text:style-name="T6">Robert Nozick:</text:span></text:p>
            <text:p>Publica "The examined life" y dentro de este libro el ensayo "The sigzag of politics" donde expone "La posición libertaria que una vez propuse me parece ahora seriamente incorrecta".</text:p>
          </table:table-cell>
          <table:table-cell table:style-name="ce15" office:value-type="float" office:value="1989" calcext:value-type="float">
            <text:p>1989</text:p>
          </table:table-cell>
          <table:table-cell table:style-name="ce16" office:value-type="string" calcext:value-type="string">
            <text:p><text:span text:style-name="T9">Charles Taylor </text:span>publica “Sources of the self”. Hizo su tesis doctoral con Isaiah Berlin y es un referente de la corriente del Comunitarismo. </text:p>
          </table:table-cell>
          <table:table-cell table:style-name="ce17" office:value-type="string" calcext:value-type="string">
            <text:p>1989: Cae el muro de Berlín. </text:p>
            <text:p/>
          </table:table-cell>
          <table:table-cell table:style-name="ce18"/>
          <table:table-cell table:style-name="ce19"/>
          <table:table-cell table:style-name="ce20" table:number-columns-repeated="7"/>
          <table:table-cell table:number-columns-repeated="16370"/>
        </table:table-row>
        <table:table-row table:style-name="ro24">
          <table:table-cell table:style-name="ce13" office:value-type="float" office:value="38" calcext:value-type="float">
            <text:p>38</text:p>
          </table:table-cell>
          <table:table-cell table:style-name="ce22" office:value-type="string" calcext:value-type="string">
            <text:p>El pakistaní Mahbub ul-Haq, junto con <text:span text:style-name="T9">Amartya Sen</text:span>, escriben para la PNUD el primer Informe de Desarrollo Humano; el cual incluía la primera presentación del IDH. </text:p>
          </table:table-cell>
          <table:table-cell table:style-name="ce15" office:value-type="float" office:value="1990" calcext:value-type="float">
            <text:p>1990</text:p>
          </table:table-cell>
          <table:table-cell table:style-name="ce16"/>
          <table:table-cell table:style-name="ce17" office:value-type="string" calcext:value-type="string">
            <text:p><text:span text:style-name="T12">1990: Termina la dictadura de Pinochet en Chile. En 1988 había ganado el “No” en el plebiscito. </text:span></text:p>
            <text:p><text:span text:style-name="T12">1990: Mandela se dirige al Comité Especial contra el Apartheid en la ONU. </text:span></text:p>
          </table:table-cell>
          <table:table-cell table:style-name="ce18"/>
          <table:table-cell table:style-name="ce19"/>
          <table:table-cell table:style-name="ce20" table:number-columns-repeated="7"/>
          <table:table-cell table:number-columns-repeated="16370"/>
        </table:table-row>
        <table:table-row table:style-name="ro25">
          <table:table-cell table:style-name="ce13" office:value-type="float" office:value="39" calcext:value-type="float">
            <text:p>39</text:p>
          </table:table-cell>
          <table:table-cell table:style-name="ce22"/>
          <table:table-cell table:style-name="ce15" office:value-type="float" office:value="1991" calcext:value-type="float">
            <text:p>1991</text:p>
          </table:table-cell>
          <table:table-cell table:style-name="ce16"/>
          <table:table-cell table:style-name="ce48" office:value-type="string" calcext:value-type="string">
            <text:p>1991: Amartya Sen se casa con Emma Rothschild</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40" calcext:value-type="float">
            <text:p>40</text:p>
          </table:table-cell>
          <table:table-cell table:style-name="ce22"/>
          <table:table-cell table:style-name="ce15" office:value-type="float" office:value="1994" calcext:value-type="float">
            <text:p>1994</text:p>
          </table:table-cell>
          <table:table-cell table:style-name="ce41"/>
          <table:table-cell table:style-name="ce45" office:value-type="string" calcext:value-type="string">
            <text:p>1994: John F. Nash Jr. (nobel prize)</text:p>
            <text:p><text:span text:style-name="T22">The Sveriges Riksbank Prize in Economic Sciences. </text:span><text:span text:style-name="T23">“for their pioneering analysis of equilibria in the theory of non-cooperative games”</text:span></text:p>
            <text:p><text:span text:style-name="T24">1994: Nelson Mandela toma posesión como primer presidente elegido democráticamente en Sudáfrica. </text:span></text:p>
          </table:table-cell>
          <table:table-cell table:style-name="ce18"/>
          <table:table-cell table:style-name="ce19"/>
          <table:table-cell table:style-name="ce20" table:number-columns-repeated="7"/>
          <table:table-cell table:number-columns-repeated="16370"/>
        </table:table-row>
        <table:table-row table:style-name="ro26">
          <table:table-cell table:style-name="ce13" office:value-type="float" office:value="41" calcext:value-type="float">
            <text:p>41</text:p>
          </table:table-cell>
          <table:table-cell table:style-name="ce24" office:value-type="string" calcext:value-type="string">
            <text:p>1999: Amartya Sen con respecto a la hambruna de 1943 en la India «Ninguna hambruna ha tenido nunca lugar en la historia del mundo en una democracia funcional», libro «Desarrollo y libertad» de 1999.</text:p>
          </table:table-cell>
          <table:table-cell table:style-name="ce15" office:value-type="float" office:value="1998" calcext:value-type="float">
            <text:p>1998</text:p>
          </table:table-cell>
          <table:table-cell table:style-name="ce41"/>
          <table:table-cell table:style-name="ce45" office:value-type="string" calcext:value-type="string">
            <text:p>1998: Amartya Sen recibe el premio nobel de Economía</text:p>
          </table:table-cell>
          <table:table-cell table:style-name="ce18"/>
          <table:table-cell table:style-name="ce19"/>
          <table:table-cell table:style-name="ce20" table:number-columns-repeated="7"/>
          <table:table-cell table:number-columns-repeated="16370"/>
        </table:table-row>
        <table:table-row table:style-name="ro27">
          <table:table-cell table:style-name="ce13" office:value-type="float" office:value="42" calcext:value-type="float">
            <text:p>42</text:p>
          </table:table-cell>
          <table:table-cell table:style-name="ce24" office:value-type="string" calcext:value-type="string">
            <text:p>2006: El <text:span text:style-name="T9">Consejo europeo</text:span> publica el Marco de Referencia Europeo de las <text:span text:style-name="T9">Competencias Clave para el Aprendizaje Permanente</text:span></text:p>
          </table:table-cell>
          <table:table-cell table:style-name="ce15" office:value-type="float" office:value="2006" calcext:value-type="float">
            <text:p>2006</text:p>
          </table:table-cell>
          <table:table-cell table:style-name="Default"/>
          <table:table-cell table:style-name="ce41" office:value-type="string" calcext:value-type="string">
            <text:p>2007: Muere Richard Rorty</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43" calcext:value-type="float">
            <text:p>43</text:p>
          </table:table-cell>
          <table:table-cell table:style-name="ce22" office:value-type="string" calcext:value-type="string">
            <text:p><text:span text:style-name="T2">La educación en la NEM está orientada a formar ciudadanos capaces de ejercitar valores éticos y democráticos con un sentido social. </text:span></text:p>
          </table:table-cell>
          <table:table-cell table:style-name="ce15" office:value-type="string" calcext:value-type="string">
            <text:p>2023 </text:p>
          </table:table-cell>
          <table:table-cell table:style-name="ce22" office:value-type="string" calcext:value-type="string">
            <text:p><text:span text:style-name="T2">La NEM desea formar personas capaces de conducirse como ciudadanos autónomo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number-rows-repeated="29">
          <table:table-cell table:number-columns-repeated="2"/>
          <table:table-cell table:style-name="ce36"/>
          <table:table-cell table:number-columns-repeated="16381"/>
        </table:table-row>
        <table:table-row table:style-name="ro28" table:number-rows-repeated="1048502">
          <table:table-cell table:number-columns-repeated="16384"/>
        </table:table-row>
        <table:table-row table:style-name="ro28">
          <table:table-cell table:number-columns-repeated="16384"/>
        </table:table-row>
        <table:named-expressions>
          <table:named-range table:name="_xlnm._FilterDatabase" table:base-cell-address="$Tiempo.$A$1" table:cell-range-address="$Tiempo.$A$1:$Tiempo.$G$44"/>
        </table:named-expressions>
      </table:table>
      <table:table table:name="Estado" table:style-name="ta2">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6370" table:default-cell-style-name="Default"/>
        <table:table-column table:style-name="co9" table:default-cell-style-name="Default"/>
        <table:table-row table:style-name="ro29">
          <table:table-cell table:style-name="ce30" office:value-type="string" calcext:value-type="string">
            <text:p><text:span text:style-name="T2">Autor</text:span></text:p>
          </table:table-cell>
          <table:table-cell table:style-name="ce30" office:value-type="string" calcext:value-type="string">
            <text:p><text:span text:style-name="T2">Libertad</text:span></text:p>
          </table:table-cell>
          <table:table-cell table:style-name="ce30" office:value-type="string" calcext:value-type="string">
            <text:p><text:span text:style-name="T2">Derechos</text:span></text:p>
          </table:table-cell>
          <table:table-cell table:style-name="ce30" office:value-type="string" calcext:value-type="string">
            <text:p><text:span text:style-name="T2">Igualdad</text:span></text:p>
          </table:table-cell>
          <table:table-cell table:style-name="ce30" office:value-type="string" calcext:value-type="string">
            <text:p><text:span text:style-name="T2">Estado</text:span></text:p>
          </table:table-cell>
          <table:table-cell table:style-name="ce30" office:value-type="string" calcext:value-type="string">
            <text:p><text:span text:style-name="T2">Democracia</text:span></text:p>
          </table:table-cell>
          <table:table-cell table:style-name="ce30" office:value-type="string" calcext:value-type="string">
            <text:p><text:span text:style-name="T2">Justicia</text:span></text:p>
          </table:table-cell>
          <table:table-cell table:style-name="ce30" office:value-type="string" calcext:value-type="string">
            <text:p><text:span text:style-name="T2">Influencia</text:span></text:p>
          </table:table-cell>
          <table:table-cell table:style-name="ce30" office:value-type="string" calcext:value-type="string">
            <text:p><text:span text:style-name="T2">Estado de naturaleza</text:span></text:p>
          </table:table-cell>
          <table:table-cell table:style-name="ce30" office:value-type="string" calcext:value-type="string">
            <text:p><text:span text:style-name="T2">Pobreza</text:span></text:p>
          </table:table-cell>
          <table:table-cell table:style-name="ce30" office:value-type="string" calcext:value-type="string">
            <text:p><text:span text:style-name="T2">Contras</text:span></text:p>
          </table:table-cell>
          <table:table-cell table:style-name="ce30" office:value-type="string" calcext:value-type="string">
            <text:p><text:span text:style-name="T2">Vacios</text:span></text:p>
          </table:table-cell>
          <table:table-cell table:style-name="ce30" office:value-type="string" calcext:value-type="string">
            <text:p><text:span text:style-name="T2">Sociedad</text:span></text:p>
          </table:table-cell>
          <table:table-cell table:number-columns-repeated="16371"/>
        </table:table-row>
        <table:table-row table:style-name="ro30">
          <table:table-cell table:style-name="ce31" office:value-type="string" calcext:value-type="string">
            <text:p><text:span text:style-name="T2">Anarcocapitalismo</text:span></text:p>
          </table:table-cell>
          <table:table-cell table:style-name="ce31" table:number-columns-repeated="3"/>
          <table:table-cell table:style-name="ce31" office:value-type="string" calcext:value-type="string">
            <text:p><text:span text:style-name="T2">Objeciones a un monopolio de servicio coercitivos financiado por impuestos obligatorios, en lugar de proveerse a través de los mecanismos de un mercado de competencia. Creen en un mercado libre de imposición coercitiva.</text:span></text:p>
          </table:table-cell>
          <table:table-cell table:style-name="ce31" table:number-columns-repeated="5"/>
          <table:table-cell table:style-name="ce31" office:value-type="string" calcext:value-type="string">
            <text:p><text:span text:style-name="T2">El rico estaría más capacitado que el pobre para adquirir los servicios de protección (seguridad)</text:span></text:p>
          </table:table-cell>
          <table:table-cell table:style-name="ce31" table:number-columns-repeated="2"/>
          <table:table-cell table:number-columns-repeated="16371"/>
        </table:table-row>
        <table:table-row table:style-name="ro31">
          <table:table-cell table:style-name="ce31" office:value-type="string" calcext:value-type="string">
            <text:p><text:span text:style-name="T2">Locke</text:span></text:p>
          </table:table-cell>
          <table:table-cell table:style-name="ce31" table:number-columns-repeated="3"/>
          <table:table-cell table:style-name="ce31" office:value-type="string" calcext:value-type="string">
            <text:p><text:span text:style-name="T2">Establecimiento por pacto de un gobierno civil (Contrato social).</text:span></text:p>
          </table:table-cell>
          <table:table-cell table:style-name="ce31" table:number-columns-repeated="3"/>
          <table:table-cell table:style-name="ce31" office:value-type="string" calcext:value-type="string">
            <text:p><text:span text:style-name="T2">Posee una ley natural que lo gobierna que impone una moral de restricciones indirectas que protege los derechos individuales ya que los seres humanos no deben de aprovecharse unos de otros. </text:span></text:p>
          </table:table-cell>
          <table:table-cell table:style-name="ce31" table:number-columns-repeated="4"/>
          <table:table-cell table:number-columns-repeated="16371"/>
        </table:table-row>
        <table:table-row table:style-name="ro32">
          <table:table-cell table:style-name="ce31" office:value-type="string" calcext:value-type="string">
            <text:p><text:span text:style-name="T2">Robert Nozick</text:span></text:p>
          </table:table-cell>
          <table:table-cell table:style-name="ce31" office:value-type="string" calcext:value-type="string">
            <text:p><text:span text:style-name="T2">Libertad Negativa</text:span></text:p>
            <text:p/>
            <text:p>"La libertad trastoca los modelos"</text:p>
          </table:table-cell>
          <table:table-cell table:style-name="ce31" office:value-type="string" calcext:value-type="string">
            <text:p><text:span text:style-name="T2">Privación del </text:span><text:span text:style-name="T25">derecho natural</text:span><text:span text:style-name="T2"> de castigar a los que transgreden las normas. </text:span></text:p>
            <text:p>La redistribución estatal de la economía viola los derechos individuales y, por lo tanto, debe ser excluida. </text:p>
          </table:table-cell>
          <table:table-cell table:style-name="ce31"/>
          <table:table-cell table:style-name="ce31" office:value-type="string" calcext:value-type="string">
            <text:p><text:span text:style-name="T2">Estado mínimo (sin contrato social en un espacio geográfico): </text:span></text:p>
            <text:p>Se limita a proteger los derechos individuales y a garantizar la seguridad, sin intervenir en la economía más allá de lo necesario.Se le queda prohibido , bajo toda circunstancia, ocuparse de ninguna redistribución económica de cualquier tipo. </text:p>
          </table:table-cell>
          <table:table-cell table:style-name="ce31"/>
          <table:table-cell table:style-name="ce31" office:value-type="string" calcext:value-type="string">
            <text:p><text:span text:style-name="T2">Teoría del título justo (Entitlement theory) :</text:span></text:p>
            <text:p>- Just acquisition og holdings</text:p>
            <text:p>- just transfer of holdings</text:p>
            <text:p>- Rectification of injustice (propiedades adquiridas por adquisición justa y transferencia justa)</text:p>
          </table:table-cell>
          <table:table-cell table:style-name="ce31" office:value-type="string" calcext:value-type="string">
            <text:p><text:span text:style-name="T2">Hayek, Kant, Isaiah Berlin, locke</text:span></text:p>
          </table:table-cell>
          <table:table-cell table:style-name="ce31" office:value-type="string" calcext:value-type="string">
            <text:p><text:span text:style-name="T2">No da una definición, solo una descripción teórica: La gente en terminos generales no siempre actua como debería. </text:span></text:p>
          </table:table-cell>
          <table:table-cell table:style-name="ce31" office:value-type="string" calcext:value-type="string">
            <text:p><text:span text:style-name="T2">Aquellos que tengan escasos recursos (independientes) que no puedan pagar  también recibiran el servicio de seguridad (redistribución), como compensación de la privación obligatoria de sus derechos naturales. </text:span></text:p>
            <text:p>Incluso si el mercado libre, por ejemplo, no suministra nada a los incapacitados, no puede empeorar su situación. No pueden pretender más de lo que tienen, incluso si no tienen nada.</text:p>
          </table:table-cell>
          <table:table-cell table:style-name="ce31" office:value-type="string" calcext:value-type="string">
            <text:p><text:span text:style-name="T2">No todas las conclusiones de Nozick se extraen de sus premisas. </text:span></text:p>
            <text:p>La distribución presente, en todos los países es injusta, ha sido mayormente influida por los actos de violencia que pueblan la historia. ¿Se debería efectuar un acto de rectificación de la injusticia?</text:p>
          </table:table-cell>
          <table:table-cell table:style-name="ce31" office:value-type="string" calcext:value-type="string">
            <text:p><text:span text:style-name="T2">No demuestra como un sistema de agencias comerciales privadas evolucionaría mediante pasos moralmente justificados, impulsados por el </text:span><text:span text:style-name="T5">egoísmo racional</text:span><text:span text:style-name="T2">, a un Estado mínimo. </text:span></text:p>
            <text:p>¿Cuál es la diferencia entre los estados y las comunidades?</text:p>
          </table:table-cell>
          <table:table-cell table:style-name="ce31"/>
          <table:table-cell table:number-columns-repeated="16371"/>
        </table:table-row>
        <table:table-row table:style-name="ro1">
          <table:table-cell table:style-name="ce31" office:value-type="string" calcext:value-type="string">
            <text:p><text:span text:style-name="T2">Rawls</text:span></text:p>
          </table:table-cell>
          <table:table-cell table:style-name="ce31" table:number-columns-repeated="6"/>
          <table:table-cell table:style-name="ce31" office:value-type="string" calcext:value-type="string">
            <text:p><text:span text:style-name="T2">Kant</text:span></text:p>
          </table:table-cell>
          <table:table-cell table:style-name="ce31" table:number-columns-repeated="5"/>
          <table:table-cell table:number-columns-repeated="16371"/>
        </table:table-row>
        <table:table-row table:style-name="ro33">
          <table:table-cell table:style-name="ce31" office:value-type="string" calcext:value-type="string">
            <text:p><text:span text:style-name="T2">Jürgen Habermas</text:span></text:p>
          </table:table-cell>
          <table:table-cell table:style-name="ce31" office:value-type="string" calcext:value-type="string">
            <text:p><text:span text:style-name="T2">La libertad, autonomía responsable es un valor y una meta para algo, pero no para todo. En "Conocimiento e interés" el promulga que "El interés humano en la autonomía y la responsabilidad no es una mera ilusión, pues puede ser aprendido a priori. </text:span></text:p>
          </table:table-cell>
          <table:table-cell table:style-name="ce31" office:value-type="string" calcext:value-type="string">
            <text:p><text:span text:style-name="T2">Igualdad de derechos entre las personas, incluye derecho de voto y toma de decisiones sobre un sistema plural. </text:span></text:p>
          </table:table-cell>
          <table:table-cell table:style-name="ce31" table:number-columns-repeated="2"/>
          <table:table-cell table:style-name="ce31" office:value-type="string" calcext:value-type="string">
            <text:p><text:span text:style-name="T2">Un sistema de derechos que asegure a cualquier persona una participación equitativa en el proceso de legislación. </text:span></text:p>
          </table:table-cell>
          <table:table-cell table:style-name="ce31" office:value-type="string" calcext:value-type="string">
            <text:p><text:span text:style-name="T2">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 </text:span></text:p>
          </table:table-cell>
          <table:table-cell table:style-name="ce31" office:value-type="string" calcext:value-type="string">
            <text:p><text:span text:style-name="T2">Kant, Rawls</text:span></text:p>
          </table:table-cell>
          <table:table-cell table:style-name="ce31" table:number-columns-repeated="4"/>
          <table:table-cell table:style-name="ce31" office:value-type="string" calcext:value-type="string">
            <text:p><text:span text:style-name="T2">Sociedad: es un mundo de vida y un sistema. </text:span></text:p>
          </table:table-cell>
          <table:table-cell table:number-columns-repeated="16371"/>
        </table:table-row>
        <table:table-row table:style-name="ro1" table:number-rows-repeated="5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Tiempo.A1:Tiempo.G44"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MX" style:letter-kerning="true" style:font-name-asian="Segoe UI"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style:style style:name="Default" style:family="table-cell">
      <style:table-cell-properties fo:background-color="transparent"/>
      <style:paragraph-properties style:writing-mode="page"/>
      <style:text-properties fo:color="#000000" style:font-name="Aptos Narrow" fo:font-family="'Aptos Narrow'" fo:font-size="11pt" fo:font-style="normal" fo:font-weight="normal" style:font-name-asian="Aptos Narrow" style:font-family-asian="'Aptos Narrow'" style:font-size-asian="11pt" style:font-name-complex="Aptos Narrow" style:font-family-complex="'Aptos Narrow'"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5">00/00/0000</text:date>, <text:time style:data-style-name="N2" text:time-value="14:02:35.20241665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5T14:04:38.026670681</dc:date>
    <meta:editing-duration>PT5H36M38S</meta:editing-duration>
    <meta:editing-cycles>15</meta:editing-cycles>
    <meta:document-statistic meta:table-count="2" meta:cell-count="251" meta:object-count="0"/>
  </office:meta>
</office:document-meta>
</file>